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200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068" calcext:value-type="float">
            <text:p>35.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4912" calcext:value-type="float">
            <text:p>29.3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3816</text:p>
          </table:table-cell>
          <table:table-cell office:value-type="string" calcext:value-type="string">
            <text:p>197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